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cm" draw:marker-end-width="0cm" draw:fill="solid" draw:fill-color="#ff8080" draw:textarea-horizontal-align="justify" draw:textarea-vertical-align="middle" draw:auto-grow-height="false" fo:padding-top="0.1cm" fo:padding-bottom="0.1cm" fo:padding-left="0.225cm" fo:padding-right="0.225cm"/>
    </style:style>
    <style:style style:name="gr2" style:family="graphic" style:parent-style-name="standard">
      <style:graphic-properties svg:stroke-width="0cm" draw:marker-start-width="0cm" draw:marker-end-width="0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width="0cm" svg:stroke-color="#000000" draw:marker-start-width="0cm" draw:marker-end-width="0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cm" draw:marker-start-width="0cm" draw:marker-end-width="0cm" draw:fill="solid" draw:fill-color="#0000ff" draw:textarea-horizontal-align="justify" draw:textarea-vertical-align="middle" draw:auto-grow-height="false" fo:padding-top="0.1cm" fo:padding-bottom="0.1cm" fo:padding-left="0.225cm" fo:padding-right="0.225cm"/>
    </style:style>
    <style:style style:name="gr5" style:family="graphic" style:parent-style-name="standard">
      <style:graphic-properties svg:stroke-width="0cm" draw:marker-start-width="0cm" draw:marker-end-width="0cm" draw:fill="solid" draw:fill-color="#ffcc99" draw:textarea-horizontal-align="justify" draw:textarea-vertical-align="middle" draw:auto-grow-height="false" fo:padding-top="0.1cm" fo:padding-bottom="0.1cm" fo:padding-left="0.225cm" fo:padding-right="0.225cm"/>
    </style:style>
    <style:style style:name="gr6" style:family="graphic" style:parent-style-name="standard">
      <style:graphic-properties svg:stroke-width="0cm" draw:marker-start-width="0cm" draw:marker-end-width="0cm" draw:fill="solid" draw:fill-color="#aecf00" draw:textarea-horizontal-align="justify" draw:textarea-vertical-align="middle" draw:auto-grow-height="false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width="0cm" svg:stroke-color="#000000" draw:marker-start-width="0cm" draw:marker-end-width="0cm" draw:fill="none" draw:fill-color="#ffffff" draw:textarea-horizontal-align="left" draw:auto-grow-height="true" draw:auto-grow-width="false" fo:min-height="0cm" fo:min-width="2.675cm"/>
    </style:style>
    <style:style style:name="gr8" style:family="graphic" style:parent-style-name="standard">
      <style:graphic-properties svg:stroke-width="0cm" draw:marker-start-width="0cm" draw:marker-end-width="0cm" draw:fill="solid" draw:fill-color="#ff0000" draw:textarea-horizontal-align="justify" draw:textarea-vertical-align="middle" draw:auto-grow-height="false" fo:padding-top="0.1cm" fo:padding-bottom="0.1cm" fo:padding-left="0.225cm" fo:padding-right="0.2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557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2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26cm" svg:height="3.61cm" svg:x="11.674cm" svg:y="1.8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10.685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11.959cm" svg:y="2.047cm">
          <draw:text-box>
            <text:p><text:span text:style-name="T1">Project repository</text:span></text:p>
          </draw:text-box>
        </draw:frame>
        <draw:custom-shape draw:style-name="gr4" draw:text-style-name="P2" xml:id="id1" draw:id="id1" draw:layer="layout" svg:width="0.635cm" svg:height="0.635cm" svg:x="13.694cm" svg:y="3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0.635cm" svg:height="0.635cm" svg:x="13.695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11.794cm" svg:y="5.81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905cm" svg:height="4.668cm" svg:x="14.295cm" svg:y="5.81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905cm" svg:height="3.175cm" svg:x="5.975cm" svg:y="3.64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" draw:layer="layout" svg:width="2.975cm" svg:height="1.916cm" svg:x="5.64cm" svg:y="1.405cm">
          <draw:text-box>
            <text:p text:style-name="P2"><text:span text:style-name="T1">Origin</text:span></text:p>
            <text:p text:style-name="P2"><text:span text:style-name="T1">Plain repo</text:span></text:p>
            <text:p text:style-name="P2"><text:span text:style-name="T1">R</text:span></text:p>
          </draw:text-box>
        </draw:frame>
        <draw:frame draw:style-name="gr7" draw:text-style-name="P1" draw:layer="layout" svg:width="3.81cm" svg:height="1.916cm" svg:x="19.645cm" svg:y="1.904cm">
          <draw:text-box>
            <text:p text:style-name="P2"><text:span text:style-name="T1">Origin</text:span></text:p>
            <text:p text:style-name="P2"><text:span text:style-name="T1">Snapshot repo</text:span></text:p>
            <text:p text:style-name="P2"><text:span text:style-name="T1">S</text:span></text:p>
          </draw:text-box>
        </draw:frame>
        <draw:custom-shape draw:style-name="gr4" draw:text-style-name="P2" xml:id="id2" draw:id="id2" draw:layer="layout" svg:width="0.635cm" svg:height="0.635cm" svg:x="6.608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6.609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0.635cm" svg:height="0.635cm" svg:x="6.61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3cm" svg:y="7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4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2.395cm" svg:y="9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14.894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187cm" svg:height="0.806cm" svg:x="11.678cm" svg:y="6.502cm">
          <draw:text-box>
            <text:p><text:span text:style-name="T1">R clone</text:span></text:p>
          </draw:text-box>
        </draw:frame>
        <draw:frame draw:style-name="gr9" draw:text-style-name="P3" draw:layer="layout" svg:width="2.157cm" svg:height="0.806cm" svg:x="14.248cm" svg:y="6.502cm">
          <draw:text-box>
            <text:p><text:span text:style-name="T1">S clone</text:span></text:p>
          </draw:text-box>
        </draw:frame>
        <draw:frame draw:style-name="gr10" draw:text-style-name="P4" draw:layer="layout" svg:width="3.175cm" svg:height="0.807cm" svg:x="3.635cm" svg:y="4.145cm">
          <draw:text-box>
            <text:p><text:span text:style-name="T2">LIV/Drop.A</text:span></text:p>
          </draw:text-box>
        </draw:frame>
        <draw:frame draw:style-name="gr10" draw:text-style-name="P4" draw:layer="layout" svg:width="3.175cm" svg:height="0.807cm" svg:x="3.635cm" svg:y="5.85cm">
          <draw:text-box>
            <text:p><text:span text:style-name="T2">LIV/Drop.B</text:span></text:p>
          </draw:text-box>
        </draw:frame>
        <draw:connector draw:style-name="gr11" draw:text-style-name="P2" draw:layer="layout" draw:type="line" svg:x1="13.694cm" svg:y1="3.634cm" svg:x2="7.243cm" svg:y2="4.592cm" draw:start-shape="id1" draw:start-glue-point="6" draw:end-shape="id2" draw:end-glue-point="10" svg:d="m13694 3634-6451 958">
          <text:p/>
        </draw:connector>
        <draw:connector draw:style-name="gr11" draw:text-style-name="P2" draw:layer="layout" draw:type="line" svg:x1="13.695cm" svg:y1="4.435cm" svg:x2="7.245cm" svg:y2="6.294cm" draw:start-shape="id3" draw:start-glue-point="6" draw:end-shape="id4" draw:end-glue-point="10" svg:d="m13695 4435-6450 1859">
          <text:p/>
        </draw:connector>
        <draw:custom-shape draw:style-name="gr6" draw:text-style-name="P2" draw:layer="layout" svg:width="1.905cm" svg:height="3.175cm" svg:x="20.59cm" svg:y="3.71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5" draw:id="id5" draw:layer="layout" svg:width="0.635cm" svg:height="0.635cm" svg:x="21.223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1.224cm" svg:y="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635cm" svg:height="0.635cm" svg:x="21.225cm" svg:y="6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75cm" svg:height="0.807cm" svg:x="21.86cm" svg:y="4.345cm">
          <draw:text-box>
            <text:p><text:span text:style-name="T2">LIV/Drop.A</text:span></text:p>
          </draw:text-box>
        </draw:frame>
        <draw:frame draw:style-name="gr10" draw:text-style-name="P4" draw:layer="layout" svg:width="3.175cm" svg:height="0.807cm" svg:x="21.86cm" svg:y="6.078cm">
          <draw:text-box>
            <text:p><text:span text:style-name="T2">LIV/Drop.B</text:span></text:p>
          </draw:text-box>
        </draw:frame>
        <draw:connector draw:style-name="gr11" draw:text-style-name="P2" draw:layer="layout" draw:type="line" svg:x1="14.329cm" svg:y1="3.634cm" svg:x2="21.223cm" svg:y2="4.662cm" draw:start-shape="id1" draw:start-glue-point="10" draw:end-shape="id5" draw:end-glue-point="6" svg:d="m14329 3634 6894 1028">
          <text:p/>
        </draw:connector>
        <draw:connector draw:style-name="gr11" draw:text-style-name="P2" draw:layer="layout" draw:type="line" svg:x1="14.33cm" svg:y1="4.435cm" svg:x2="21.225cm" svg:y2="6.364cm" draw:start-shape="id3" draw:start-glue-point="10" draw:end-shape="id6" draw:end-glue-point="6" svg:d="m14330 4435 6895 1929">
          <text:p/>
        </draw:connector>
        <draw:custom-shape draw:style-name="gr1" draw:text-style-name="P1" draw:layer="layout" svg:width="4.726cm" svg:height="3.61cm" svg:x="3.324cm" svg:y="10.7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2.335cm" svg:y="10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3.609cm" svg:y="10.937cm">
          <draw:text-box>
            <text:p><text:span text:style-name="T1">Project repository</text:span></text:p>
          </draw:text-box>
        </draw:frame>
        <draw:custom-shape draw:style-name="gr4" draw:text-style-name="P2" draw:layer="layout" svg:width="0.635cm" svg:height="0.635cm" svg:x="5.344cm" svg:y="12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5.345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3.444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905cm" svg:height="4.668cm" svg:x="5.945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635cm" svg:height="0.635cm" svg:x="4.043cm" svg:y="1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4.044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4.04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6.544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187cm" svg:height="0.806cm" svg:x="3.328cm" svg:y="15.392cm">
          <draw:text-box>
            <text:p><text:span text:style-name="T1">R clone</text:span></text:p>
          </draw:text-box>
        </draw:frame>
        <draw:frame draw:style-name="gr9" draw:text-style-name="P3" draw:layer="layout" svg:width="2.157cm" svg:height="0.806cm" svg:x="5.898cm" svg:y="15.392cm">
          <draw:text-box>
            <text:p><text:span text:style-name="T1">S clone</text:span></text:p>
          </draw:text-box>
        </draw:frame>
        <draw:frame draw:style-name="gr9" draw:text-style-name="P5" draw:layer="layout" svg:width="7.013cm" svg:height="1.361cm" svg:x="2.135cm" svg:y="8.955cm">
          <draw:text-box>
            <text:p text:style-name="P2"><text:span text:style-name="T2">CASE 1:</text:span></text:p>
            <text:p text:style-name="P2"><text:span text:style-name="T2">swgit proj --reset LIV/Proj.A</text:span></text:p>
          </draw:text-box>
        </draw:frame>
        <draw:frame draw:style-name="gr9" draw:text-style-name="P6" draw:layer="layout" svg:width="1.912cm" svg:height="0.806cm" svg:x="5.938cm" svg:y="12.159cm">
          <draw:text-box>
            <text:p><text:span text:style-name="T2">HEAD</text:span></text:p>
          </draw:text-box>
        </draw:frame>
        <draw:frame draw:style-name="gr10" draw:text-style-name="P4" draw:layer="layout" svg:width="3.175cm" svg:height="0.807cm" svg:x="14.19cm" svg:y="2.905cm">
          <draw:text-box>
            <text:p><text:span text:style-name="T2">LIV/Proj.A</text:span></text:p>
          </draw:text-box>
        </draw:frame>
        <draw:frame draw:style-name="gr10" draw:text-style-name="P4" draw:layer="layout" svg:width="3.175cm" svg:height="0.807cm" svg:x="13.165cm" svg:y="4.638cm">
          <draw:text-box>
            <text:p><text:span text:style-name="T2">LIV/Proj.B</text:span></text:p>
          </draw:text-box>
        </draw:frame>
        <draw:frame draw:style-name="gr9" draw:text-style-name="P6" draw:layer="layout" svg:width="1.912cm" svg:height="0.806cm" svg:x="2.228cm" svg:y="16.504cm">
          <draw:text-box>
            <text:p><text:span text:style-name="T2">HEAD</text:span></text:p>
          </draw:text-box>
        </draw:frame>
        <draw:frame draw:style-name="gr9" draw:text-style-name="P6" draw:layer="layout" svg:width="6.704cm" svg:height="0.806cm" svg:x="6.315cm" svg:y="18.075cm">
          <draw:text-box>
            <text:p><text:span text:style-name="T2">S: LIV/Drop.A downlaoded</text:span></text:p>
          </draw:text-box>
        </draw:frame>
        <draw:custom-shape draw:style-name="gr1" draw:text-style-name="P1" draw:layer="layout" svg:width="4.726cm" svg:height="3.61cm" svg:x="19.68cm" svg:y="10.7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16cm" svg:height="9.525cm" svg:x="18.691cm" svg:y="10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367cm" svg:height="0.806cm" svg:x="19.965cm" svg:y="10.937cm">
          <draw:text-box>
            <text:p><text:span text:style-name="T1">Project repository</text:span></text:p>
          </draw:text-box>
        </draw:frame>
        <draw:custom-shape draw:style-name="gr4" draw:text-style-name="P2" draw:layer="layout" svg:width="0.635cm" svg:height="0.635cm" svg:x="21.7cm" svg:y="12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1.701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4.668cm" svg:x="19.8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.905cm" svg:height="4.668cm" svg:x="22.301cm" svg:y="14.705cm">
          <text:p/>
          <draw:enhanced-geometry svg:viewBox="0 0 88 21600" draw:mirror-horizontal="false" draw:mirror-vertical="false" draw:glue-points="44 ?f6 44 0 0 10800 44 21600 88 10800" draw:text-areas="0 ?f6 88 ?f3" draw:type="can" draw:modifiers="2867.908685384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635cm" svg:height="0.635cm" svg:x="20.399cm" svg:y="1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0.4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0.401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635cm" svg:height="0.635cm" svg:x="22.9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187cm" svg:height="0.806cm" svg:x="19.684cm" svg:y="15.392cm">
          <draw:text-box>
            <text:p><text:span text:style-name="T1">R clone</text:span></text:p>
          </draw:text-box>
        </draw:frame>
        <draw:frame draw:style-name="gr9" draw:text-style-name="P3" draw:layer="layout" svg:width="2.157cm" svg:height="0.806cm" svg:x="22.254cm" svg:y="15.392cm">
          <draw:text-box>
            <text:p><text:span text:style-name="T1">S clone</text:span></text:p>
          </draw:text-box>
        </draw:frame>
        <draw:frame draw:style-name="gr9" draw:text-style-name="P5" draw:layer="layout" svg:width="7.013cm" svg:height="1.361cm" svg:x="18.491cm" svg:y="8.955cm">
          <draw:text-box>
            <text:p text:style-name="P2"><text:span text:style-name="T2">CASE 2:</text:span></text:p>
            <text:p text:style-name="P2"><text:span text:style-name="T2">swgit proj --reset LIV/Proj.B</text:span></text:p>
          </draw:text-box>
        </draw:frame>
        <draw:frame draw:style-name="gr9" draw:text-style-name="P6" draw:layer="layout" svg:width="1.912cm" svg:height="0.806cm" svg:x="22.294cm" svg:y="12.959cm">
          <draw:text-box>
            <text:p><text:span text:style-name="T2">HEAD</text:span></text:p>
          </draw:text-box>
        </draw:frame>
        <draw:frame draw:style-name="gr9" draw:text-style-name="P6" draw:layer="layout" svg:width="1.912cm" svg:height="0.806cm" svg:x="18.584cm" svg:y="18.304cm">
          <draw:text-box>
            <text:p><text:span text:style-name="T2">HEAD</text:span></text:p>
          </draw:text-box>
        </draw:frame>
        <draw:frame draw:style-name="gr9" draw:text-style-name="P6" draw:layer="layout" svg:width="6.721cm" svg:height="0.806cm" svg:x="22.536cm" svg:y="18.044cm">
          <draw:text-box>
            <text:p><text:span text:style-name="T2">S: LIV/Drop.B downlaoded</text:span></text:p>
          </draw:text-box>
        </draw:frame>
        <draw:frame draw:style-name="gr12" draw:layer="layout" svg:width="7.92cm" svg:height="2.384cm" svg:x="10.025cm" svg:y="13.23cm">
          <draw:text-box>
            <text:p>R clone has entire history.</text:p>
            <text:p>S “clone” has only 1 commit per checkout.</text:p>
          </draw:text-box>
        </draw:frame>
        <draw:line draw:style-name="gr13" draw:text-style-name="P2" draw:layer="layout" svg:x1="13.065cm" svg:y1="15.605cm" svg:x2="7.35cm" svg:y2="17.51cm">
          <text:p/>
        </draw:line>
        <draw:line draw:style-name="gr13" draw:text-style-name="P2" draw:layer="layout" svg:x1="14.335cm" svg:y1="15.605cm" svg:x2="22.59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403cm" fo:margin-left="1cm" fo:margin-right="0.32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6:23:02</meta:creation-date>
    <dc:date>2012-02-07T17:04:45</dc:date>
    <dc:creator>vallea </dc:creator>
    <meta:editing-duration>PT16M6S</meta:editing-duration>
    <meta:editing-cycles>8</meta:editing-cycles>
    <meta:generator>LibreOffice/3.3$Linux LibreOffice_project/330m19$Build-301</meta:generator>
    <meta:document-statistic meta:object-count="70"/>
  </office:meta>
</office:document-meta>
</file>